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3">
          <table:table-cell table:style-name="ce110" office:value-type="date" office:date-value="2024-01-11" calcext:value-type="date">
            <text:p>2024/01/11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セブン＆アイ・ＨＬＤＧＳ</text:p>
          </table:table-cell>
          <table:table-cell office:value-type="float" office:value="100" calcext:value-type="float">
            <text:p>100</text:p>
          </table:table-cell>
          <table:table-cell office:value-type="float" office:value="5723" calcext:value-type="float">
            <text:p>5,723.0</text:p>
          </table:table-cell>
          <table:table-cell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number-columns-repeated="3"/>
          <table:table-cell office:value-type="string" calcext:value-type="string">
            <text:p>1月11日に決算発表の予定</text:p>
          </table:table-cell>
          <table:table-cell table:number-columns-repeated="16373"/>
        </table:table-row>
        <table:table-row table:style-name="ro2">
          <table:table-cell table:style-name="ce110" office:value-type="date" office:date-value="2024-01-11" calcext:value-type="date">
            <text:p>2024/01/11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Ｓａｎｓａｎ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style-name="ce95" office:value-type="float" office:value="1512" calcext:value-type="float">
            <text:p>1,512.0</text:p>
          </table:table-cell>
          <table:table-cell table:number-columns-repeated="4"/>
          <table:table-cell office:value-type="string" calcext:value-type="string">
            <text:p>1月12日に決算発表の予定</text:p>
          </table:table-cell>
          <table:table-cell table:number-columns-repeated="16373"/>
        </table:table-row>
        <table:table-row table:style-name="ro1">
          <table:table-cell table:style-name="ce110" office:value-type="date" office:date-value="2024-01-11" calcext:value-type="date">
            <text:p>2024/01/11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11" calcext:value-type="date">
            <text:p>2024/01/11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6700" calcext:value-type="float">
            <text:p>26,700.0</text:p>
          </table:table-cell>
          <table:table-cell office:value-type="float" office:value="26800" calcext:value-type="float">
            <text:p>26,80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number-columns-repeated="16377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1"/>
        <table:table-column table:style-name="co1" table:default-cell-style-name="ce51"/>
        <table:table-column table:style-name="co1" table:default-cell-style-name="ce61"/>
        <table:table-column table:style-name="co1" table:default-cell-style-name="ce62"/>
        <table:table-column table:style-name="co1" table:default-cell-style-name="Default"/>
        <table:table-column table:style-name="co1" table:default-cell-style-name="ce62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1"/>
        <table:table-column table:style-name="co1" table:default-cell-style-name="ce52"/>
        <table:table-column table:style-name="co1" table:default-cell-style-name="ce60"/>
        <table:table-column table:style-name="co1" table:number-columns-repeated="94" table:default-cell-style-name="Default"/>
        <table:table-row table:style-name="ro4">
          <table:table-cell table:style-name="ce60" office:value-type="string" calcext:value-type="string">
            <text:p>注文</text:p>
          </table:table-cell>
          <table:table-cell table:style-name="ce63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60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63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63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63" office:value-type="string" calcext:value-type="string">
            <text:p>アラート条件1</text:p>
          </table:table-cell>
          <table:table-cell table:style-name="ce63" office:value-type="string" calcext:value-type="string">
            <text:p>アラート条件2</text:p>
          </table:table-cell>
          <table:table-cell table:style-name="ce60" office:value-type="string" calcext:value-type="string">
            <text:p>比較</text:p>
          </table:table-cell>
          <table:table-cell table:number-columns-repeated="9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1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1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1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1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1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1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1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1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1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1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1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1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1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1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1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1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1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1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1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1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1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1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2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00/00/00</text:date>, <text:time style:data-style-name="N2" text:time-value="08:35:18.79894572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1T13:32:03.563323588</dc:date>
    <meta:editing-duration>P14DT17H20M48S</meta:editing-duration>
    <meta:editing-cycles>1490</meta:editing-cycles>
    <meta:document-statistic meta:table-count="5" meta:cell-count="3179" meta:object-count="50"/>
  </office:meta>
</office:document-meta>
</file>